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30000008D916572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elle1" style:family="table">
      <style:table-properties style:width="15.984cm" fo:margin-left="0.009cm" fo:margin-top="0cm" fo:margin-bottom="0cm" fo:break-before="page" table:align="left" style:writing-mode="lr-tb"/>
    </style:style>
    <style:style style:name="Tabelle1.A" style:family="table-column">
      <style:table-column-properties style:column-width="7.992cm"/>
    </style:style>
    <style:style style:name="Tabelle1.B" style:family="table-column">
      <style:table-column-properties style:column-width="7.99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Rink-AB-Textfluss">
      <style:text-properties officeooo:rsid="001c4cac" officeooo:paragraph-rsid="001c4cac"/>
    </style:style>
    <style:style style:name="P2" style:family="paragraph" style:parent-style-name="Rink-AB-Textfluss" style:list-style-name="L1">
      <style:text-properties officeooo:rsid="001c4cac" officeooo:paragraph-rsid="001c4cac"/>
    </style:style>
    <style:style style:name="P3" style:family="paragraph" style:parent-style-name="Rink-AB-Textfluss">
      <style:text-properties fo:font-size="3pt" style:font-size-asian="2.59999990463257pt" style:font-size-complex="3pt"/>
    </style:style>
    <style:style style:name="P4" style:family="paragraph" style:parent-style-name="Rink-AB-Textfluss">
      <style:text-properties style:text-underline-style="solid" style:text-underline-width="auto" style:text-underline-color="font-color" fo:font-weight="bold" officeooo:rsid="001c4cac" officeooo:paragraph-rsid="001c4cac" style:font-weight-asian="bold" style:font-weight-complex="bold"/>
    </style:style>
    <style:style style:name="P5" style:family="paragraph" style:parent-style-name="Rink-AB-Textfluss">
      <style:text-properties fo:font-size="3pt" officeooo:rsid="001c4cac" officeooo:paragraph-rsid="001c4cac" style:font-size-asian="2.59999990463257pt" style:font-size-complex="3pt"/>
    </style:style>
    <style:style style:name="P6" style:family="paragraph" style:parent-style-name="Rink-AB-Textfluss" style:list-style-name="WWNum1"/>
    <style:style style:name="P7" style:family="paragraph" style:parent-style-name="Rink-AB-Textfluss" style:list-style-name="WWNum2">
      <style:text-properties officeooo:rsid="001c4cac" officeooo:paragraph-rsid="001c4cac"/>
    </style:style>
    <style:style style:name="P8" style:family="paragraph" style:parent-style-name="Rink-AB-Textfluss" style:list-style-name="WWNum2">
      <style:text-properties officeooo:paragraph-rsid="001c4cac"/>
    </style:style>
    <style:style style:name="P9" style:family="paragraph" style:parent-style-name="Rink-AB-Textfluss" style:list-style-name="WWNum2"/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de" fo:country="DE" officeooo:paragraph-rsid="001c4cac" style:letter-kerning="tru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text-properties fo:font-size="2pt" officeooo:paragraph-rsid="001c4cac" style:font-size-asian="1.75pt" style:font-size-complex="2pt"/>
    </style:style>
    <style:style style:name="T1" style:family="text">
      <style:text-properties officeooo:rsid="001c4c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fae9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ink-AB-Überschrift">Planung des eigenen Programmier-Projekts</text:p>
      <text:p text:style-name="Rink-AB-Textfluss">Zur Planung der Programmierprojekte legen wir auf diesem Blatt den Erwartungshorizont für dein Programm fest. <text:span text:style-name="T1">Diese Planung wird Grundlage für dein eigenes Projekt und dessen Bewertung!</text:span></text:p>
      <text:p text:style-name="P1">Weitere Dinge die bewertet werden:</text:p>
      <text:list text:style-name="L1">
        <text:list-item>
          <text:p text:style-name="P2">Programmcode mit Kommentaren (lesbarkeit und Funktionalität)</text:p>
        </text:list-item>
        <text:list-item>
          <text:p text:style-name="P2">Präsentation wichtiger Programmstellen vor der Klasse</text:p>
        </text:list-item>
      </text:list>
      <text:p text:style-name="P3"/>
      <text:p text:style-name="P4">Hinweis: </text:p>
      <text:p text:style-name="P1">Es ist vollkommen normal während dem Programmieren nach Lösungen für Probleme im Internet zu suchen. Ideen und Codestücke aus dem Internet zu übernehmen ist erlaubt. <text:span text:style-name="T2">Wenn ihr Code übernehmt müsst ihr in der Lage sein diesen auf Nachfrage zu erklären!</text:span> Die Teile übernommenen Codes sollten nur einen Bruchteil des gesamten Spiels ausmachen. Der Großteil des Spiels muss von dir selbst geschrieben sein. </text:p>
      <text:p text:style-name="P5"/>
      <text:p text:style-name="Rink-AB-Aufgabe-Überschrift">Aufgabe 1:</text:p>
      <text:p text:style-name="Rink-AB-Textfluss">Überlege dir ein Spiel, dass du selbst implementieren willst. Es sollten dabei die folgenden <text:span text:style-name="T1">technischen </text:span>Anforderungen erfüllt werden:</text:p>
      <text:list text:style-name="WWNum1">
        <text:list-item>
          <text:p text:style-name="P6">Mindestens ein Array muss für die Verwaltung eines Elements in dem Spiel verwendet werden <text:span text:style-name="T1">(Es bietet sich an, dass Elemente mit gleichen Verhalten existieren)</text:span>.</text:p>
        </text:list-item>
        <text:list-item>
          <text:p text:style-name="P6">Interaktion mit dem Spiel muss möglich sein (Maus-Bewegung, Maus-Klicks, o.ä.).</text:p>
        </text:list-item>
        <text:list-item>
          <text:p text:style-name="P6">Es gibt eine Punktzahl, die hoch oder runter-zählt (Highscore/Leben, o.ä.).</text:p>
        </text:list-item>
        <text:list-item>
          <text:p text:style-name="P6"><text:span text:style-name="T1">Mindestens e</text:span>ine Aufgabe im Programm muss in eine Funktion ausgelagert sein.</text:p>
        </text:list-item>
        <text:list-item>
          <text:p text:style-name="P6">Alle Funktionen und größeren logischen Abschnitte sind so kommentiert, dass die Aufgabe klar wird.</text:p>
        </text:list-item>
        <text:list-item>
          <text:p text:style-name="P6">Zufallszahlen werden verwendet.</text:p>
        </text:list-item>
        <text:list-item>
          <text:p text:style-name="P6">Verzweigungen, in denen einfache logische Verknüpfungen verwendet werden.</text:p>
        </text:list-item>
      </text:list>
      <text:p text:style-name="P3"/>
      <text:p text:style-name="Rink-AB-Aufgabe-Überschrift">Aufgabe 2:</text:p>
      <text:p text:style-name="Rink-AB-Textfluss">Entwerfe einen Papierprototyp deines fertigen Spiels. Erstelle dazu eine Skizze, wie das finale Spiel aussehen soll, <text:span text:style-name="T1">wen du es gerade spielst</text:span>. Mit Kommentaren kannst du wichtige Elemente auch erklären. Das Ziel ist es, dass das fertige <text:span text:style-name="T1">Spiel</text:span> alle Elemente enthält, die im Prototyp zu sehen sind.</text:p>
      <text:p text:style-name="P3"/>
      <text:p text:style-name="Rink-AB-Aufgabe-Überschrift">Aufgabe 3</text:p>
      <text:p text:style-name="Rink-AB-Textfluss">Schreibe in die Spalte der „Must-have-Features“ alle Funktionen, die dein Programm erfüllen muss, damit es funktioniert. Beachte dabei, dass alle Anforderungen an das Projekt erfüllt werden.</text:p>
      <text:p text:style-name="P3"/>
      <text:p text:style-name="Rink-AB-Aufgabe-Überschrift">Aufgabe 4</text:p>
      <text:p text:style-name="Rink-AB-Textfluss">Überlege dir auch noch „Nice-to-have-Features“, die nicht unbedingt notwendig sind um das Spiel zu spielen, aber das Erlebnis verbessern. Diese Features werden erst implementiert, wenn alle „Must-have-Features“ im Programm bereits funktionieren.</text:p>
      <text:p text:style-name="Rink-AB-Textfluss">Empfehlungen:</text:p>
      <text:p text:style-name="P3"/>
      <text:p text:style-name="Rink-AB-Textfluss">Da wir in Processing Arbeiten empfiehlt es sich verschiedene Dinge beim Entwurf des Spiels zu beachten:</text:p>
      <text:list text:style-name="WWNum2">
        <text:list-item>
          <text:p text:style-name="P7">Es sollte ein 2d-Arcade-Game sein, da diese am besten implementierbar sind.</text:p>
          <text:list>
            <text:list-item>
              <text:p text:style-name="P8"><text:span text:style-name="T1">Wenn du eine andere Idee hast, spreche dies bitte mit mir ab.</text:span></text:p>
            </text:list-item>
          </text:list>
        </text:list-item>
        <text:list-item>
          <text:p text:style-name="P9">Arbeite wo möglich mit Variablen, die am Anfang definiert werden und nicht mit Zahlen, die irgendwo im Code stehen.</text:p>
        </text:list-item>
        <text:list-item>
          <text:p text:style-name="P9">Gib Funktionen und Variablen Namen, die ihre Funktion widerspiegeln, um die Lesbarkeit des Codes zu verbessern.</text:p>
        </text:list-item>
      </text:list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0">Papierprototyp <text:span text:style-name="T3">(Skizze des Spiel-Fensters)</text:span></text:p>
          </table:table-cell>
          <table:covered-table-cell/>
        </table:table-row>
        <table:table-row table:style-name="Tabelle1.1">
          <table:table-cell table:style-name="Tabelle1.A1" table:number-columns-spanned="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able:table-row table:style-name="Tabelle1.1">
          <table:table-cell table:style-name="Tabelle1.A1" office:value-type="string">
            <text:p text:style-name="P10">Must-<text:span text:style-name="T3">h</text:span>ave-Features</text:p>
          </table:table-cell>
          <table:table-cell table:style-name="Tabelle1.A1" office:value-type="string">
            <text:p text:style-name="P10">Nice-to-have-Features</text:p>
          </table:table-cell>
        </table:table-row>
        <table:table-row table:style-name="Tabelle1.1">
          <table:table-cell table:style-name="Tabelle1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1.A1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ink-AB" style:family="paragraph" style:parent-style-name="Standard" style:master-page-name="">
      <style:paragraph-properties style:page-number="auto"/>
      <style:text-properties style:font-name="Liberation Sans1" fo:font-family="'Liberation Sans'" style:font-style-name="Standard" style:font-family-generic="swiss" style:font-pitch="variable" fo:font-size="12pt" fo:font-weight="normal"/>
    </style:style>
    <style:style style:name="Rink-AB-Überschrift" style:family="paragraph" style:parent-style-name="Rink-AB" style:master-page-name="">
      <style:paragraph-properties style:page-number="auto"/>
      <style:text-properties fo:font-size="16pt" fo:font-weight="bold"/>
    </style:style>
    <style:style style:name="Rink-AB-Textfluss" style:family="paragraph" style:parent-style-name="Rink-AB" style:master-page-name="">
      <style:paragraph-properties style:page-number="auto"/>
    </style:style>
    <style:style style:name="Rink-AB-Aufgabe-Überschrift" style:family="paragraph" style:parent-style-name="Rink-AB" style:list-style-name="" style:master-page-name="">
      <style:paragraph-properties style:page-number="auto"/>
      <style:text-properties style:text-underline-style="solid" style:text-underline-width="auto" style:text-underline-color="font-color" fo:font-weight="bold"/>
    </style:style>
    <style:style style:name="Rink-AB-Aufgaben" style:family="paragraph" style:parent-style-name="Rink-AB" style:default-outline-level="1" style:list-style-name="Numbering_20_123">
      <style:text-properties fo:font-style="italic"/>
    </style:style>
    <style:style style:name="Rink-AB-Tabelle" style:family="paragraph" style:parent-style-name="Table_20_Contents" style:master-page-name="">
      <style:paragraph-properties style:page-number="auto" fo:padding="0.049cm" fo:border="none">
        <style:tab-stops/>
      </style:paragraph-properties>
      <style:text-properties fo:font-size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chreiblinien" style:family="paragraph" style:parent-style-name="Rink-AB">
      <style:paragraph-properties fo:margin-left="1cm" fo:line-height="150%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umbering_20_Symbols" style:display-name="Numbering Symbols" style:family="text"/>
    <style:style style:name="Caption_20_characters" style:display-name="Caption character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Caption_20_characters" loext:num-list-format="%3%" text:bullet-char="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1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de" number:country="DE">
      <number:month number:textual="true"/>
      <number:text> </number:text>
      <number:year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="solid" draw:fill-color="#e6e6e6" draw:opacity="100%"/>
      <style:paragraph-properties fo:text-align="start" style:justify-single-word="false"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style:font-name="Liberation Sans" fo:font-size="16pt" fo:font-weight="bold" officeooo:rsid="0016db13" officeooo:paragraph-rsid="0016db13" style:font-size-asian="14pt" style:font-weight-asian="bold" style:font-size-complex="16pt" style:font-weight-complex="bold"/>
    </style:style>
    <style:style style:name="MP2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  <style:text-properties officeooo:paragraph-rsid="0016a5f7"/>
    </style:style>
    <style:style style:name="MT1" style:family="text">
      <style:text-properties officeooo:rsid="0018da50"/>
    </style:style>
    <style:style style:name="MT2" style:family="text">
      <style:text-properties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1c4cac" style:font-size-asian="12pt" style:font-weight-asian="normal" style:font-size-complex="12pt" style:font-weight-complex="normal"/>
    </style:style>
    <style:style style:name="MT4" style:family="text">
      <style:text-properties fo:color="#4c4c4c" loext:opacity="100%" style:font-name="Arial" fo:font-size="9pt" style:font-size-asian="9pt" style:font-size-complex="9pt"/>
    </style:style>
    <style:style style:name="MT5" style:family="text">
      <style:text-properties fo:color="#4c4c4c" loext:opacity="100%" style:font-name="Arial" fo:font-size="9pt" officeooo:rsid="0016a5f7" style:font-size-asian="9pt" style:font-size-complex="9pt"/>
    </style:style>
    <style:style style:name="MT6" style:family="text">
      <style:text-properties fo:color="#4c4c4c" loext:opacity="100%" style:font-name="Arial" fo:font-size="9pt" officeooo:rsid="0018da50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4cm" fo:margin-bottom="1.2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draw:fill="none" draw:fill-color="#729fcf"/>
      </style:header-style>
      <style:footer-style>
        <style:header-footer-properties svg:height="1.27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gorithmen</text:span> <text:tab/><text:tab/><text:span text:style-name="MT2">AB Nr. </text:span><text:span text:style-name="MT3">6</text:span></text:p>
      </style:header>
      <style:footer>
        <text:p text:style-name="MP2"><draw:a xlink:type="simple" xlink:href="https://creativecommons.org/licenses/by-nc-sa/4.0/"><draw:frame draw:style-name="Mfr1" draw:name="Bild1 Kopie 1" text:anchor-type="char" svg:x="0.09cm" svg:y="0.101cm" svg:width="1.512cm" svg:height="0.529cm" draw:z-index="1"><draw:image xlink:href="Pictures/10000001000001930000008D916572CC.png" xlink:type="simple" xlink:show="embed" xlink:actuate="onLoad" draw:mime-type="image/png"/></draw:frame></draw:a><text:span text:style-name="MT4"><text:tab/></text:span><text:span text:style-name="MT5">Rink (</text:span><text:span text:style-name="MT5"><text:date style:data-style-name="N10114" text:date-value="2024-09-02T10:54:30.790000003" text:fixed="true">Sep 24</text:date></text:span><text:span text:style-name="MT5">)<text:tab/></text:span><text:span text:style-name="MT5"><text:page-number text:select-page="current">2</text:page-number></text:span><text:span text:style-name="MT5">/</text:span><text:span text:style-name="MT5"><text:page-count>2</text:page-count></text:span><text:span text:style-name="MT5"><text:tab/></text:span><text:span text:style-name="MT6">IMP</text:span><text:span text:style-name="MT5"> </text:span><text:span text:style-name="MT6">8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0:27:12.969000000</meta:creation-date>
    <dc:date>2024-12-14T09:11:21.328000000</dc:date>
    <meta:editing-duration>PT4H26M35S</meta:editing-duration>
    <meta:editing-cycles>10</meta:editing-cycles>
    <meta:generator>LibreOffice/24.8.3.2$Windows_X86_64 LibreOffice_project/48a6bac9e7e268aeb4c3483fcf825c94556d9f92</meta:generator>
    <meta:print-date>2024-10-06T11:04:14.065000000</meta:print-date>
    <meta:printed-by>PDF-Dateien</meta:printed-by>
    <meta:document-statistic meta:table-count="1" meta:image-count="1" meta:object-count="0" meta:page-count="2" meta:paragraph-count="33" meta:word-count="423" meta:character-count="2900" meta:non-whitespace-character-count="2517"/>
  </office:meta>
</office:document-meta>
</file>